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nutes of CUCC annual General Meeting 2010</text:h>
      <text:p text:style-name="Standard"/>
      <text:p text:style-name="Standard">9<text:span text:style-name="T1">th</text:span> March 2010</text:p>
      <text:p text:style-name="Standard">Author: Tom Logan (Secretary)</text:p>
      <text:p text:style-name="Standard"/>
      <text:p text:style-name="Standard"/>
      <text:h text:style-name="Heading_20_3" text:outline-level="3">Members Present</text:h>
      <text:p text:style-name="Standard">James Hickson, Serena Povia, Kathyrn Hopkins, Ben Gibson, Ollie Stephens, Olly Madge, Edvin Deadman, Wookey, Martin Jahnke, Tony Rooke, Mathew Watson, Tom Logan</text:p>
      <text:p text:style-name="Standard"/>
      <text:p text:style-name="Standard"/>
      <text:p text:style-name="Standard"/>
      <text:h text:style-name="Heading_20_3" text:outline-level="3">Accounts</text:h>
      <text:p text:style-name="Text_20_body">Calculation of the balance of the accounts has been delayed due to a bug in the accounting software. Ollie Stephens gave his assurance that this can be solved and the accounts will be available in the near future. Accounts will finally be reviewed and settled at an <text:span text:style-name="T3">Extraordinary General Meeting on Tuesday 11</text:span><text:span text:style-name="T2">th</text:span><text:span text:style-name="T3"> May 2010</text:span>.</text:p>
      <text:p text:style-name="Text_20_body"/>
      <text:p text:style-name="Text_20_body"/>
      <text:h text:style-name="Heading_20_3" text:outline-level="3">Elections</text:h>
      <text:p text:style-name="Text_20_body">The results of the elections for the 2010 CUCC committee were as follows:</text:p>
      <text:list xml:id="list36143646" text:style-name="L1">
        <text:list-item>
          <text:p text:style-name="P1">President: Jess Stirrups (prop: Kathryn Hopkins, sec: Serena Povia)</text:p>
        </text:list-item>
        <text:list-item>
          <text:p text:style-name="P1">Secretary: Tom Logan (prop: Jess Stirrups, sec: Kathryn Hopkins)</text:p>
        </text:list-item>
        <text:list-item>
          <text:p text:style-name="P1">Senior Treasurer: James Hickson (prop: Tom Logan, sec: Olly Madge)</text:p>
        </text:list-item>
        <text:list-item>
          <text:p text:style-name="P1">Junior Treasurer: Ben Gibson (prop: Tom Logan, sec: Serena Povia)</text:p>
        </text:list-item>
        <text:list-item>
          <text:p text:style-name="P1">Tacklemaster: Ollie Stephens (prop: Edvin Deadman, sec: Jess Stirrups)</text:p>
        </text:list-item>
        <text:list-item>
          <text:p text:style-name="P1">Meets Secretary: Serena Povia (prop: Kathyrn Hopkins, sec: Tom Logan)</text:p>
        </text:list-item>
        <text:list-item>
          <text:p text:style-name="P1">Social Secretary: Mathew Watson (prop: Jess Stirrups, sec: Kathryn Hopkins)</text:p>
        </text:list-item>
        <text:list-item>
          <text:p text:style-name="P1">Librarian: Martin Jahnke (prop: Edvin Deadman, sec: Serena Povia)</text:p>
        </text:list-item>
        <text:list-item>
          <text:p text:style-name="P1">Lamp Post: Wookey (prop: Jess Stirrups, sec: Ollie Stephens)</text:p>
        </text:list-item>
      </text:list>
      <text:p text:style-name="Text_20_body"/>
      <text:p text:style-name="Text_20_body">All positions were uncontested and approved unanimously. </text:p>
      <text:p text:style-name="Text_20_body"/>
      <text:h text:style-name="Heading_20_4" text:outline-level="4">Training Officer</text:h>
      <text:p text:style-name="Text_20_body">The post of training officer was not filled, but will be chosen at the EGM (11/5/2010).</text:p>
      <text:p text:style-name="Text_20_body">Martin Jahnke will ensure that contact with Queens College Theatre Junior Bursar is maintained and will introduce the new training officer.</text:p>
      <text:p text:style-name="Text_20_body">It was suggested that some additional training activities should be included (such as rescue) to encourage more experienced members to attend. Also when weather permits some outdoor sessions could be organised as has happened in the past, possibly combined with barbecue.</text:p>
      <text:h text:style-name="Heading_20_4" text:outline-level="4"><text:soft-page-break/>Webmaster</text:h>
      <text:p text:style-name="Text_20_body">The position of webmaster was not filled, but was agreed non-essential due to wiki format of the website. </text:p>
      <text:p text:style-name="Text_20_body">The secretary will now also manage the email lists (and passwords).</text:p>
      <text:p text:style-name="Text_20_body"/>
      <text:h text:style-name="Heading_20_3" text:outline-level="3">Other Business</text:h>
      <text:h text:style-name="Heading_20_4" text:outline-level="4">Socials</text:h>
      <text:p text:style-name="Text_20_body">It was suggested that more diversity should be introduced into the socials than just pub meets, with more meals (such as curry evenings) organised and perhaps lunches if someone can be found to organise them.</text:p>
      <text:h text:style-name="Heading_20_4" text:outline-level="4">Recruiting New Members</text:h>
      <text:p text:style-name="Text_20_body">Recruiting new members is important for the next year, few new members were been retained in 2009-2010.</text:p>
      <text:p text:style-name="Text_20_body">The squash for summer 2010 will be on Monday 11<text:span text:style-name="T1">th</text:span> October.</text:p>
      <text:p text:style-name="Text_20_body">More 1 day meets will be organised for 2010-2011 to make it easier for novices to attend, and it was agreed that perhaps more demanding, exciting caves should be chosen for the novice trips.</text:p>
      <text:p text:style-name="Text_20_body"/>
      <text:h text:style-name="Heading_20_4" text:outline-level="4">Thanks</text:h>
      <text:p text:style-name="Text_20_body">Edvin Deadman and Kayhryn Hopkins were thanked for their hard work keeping CUCC running smoothly over the past few years.</text:p>
      <text:p text:style-name="Text_20_body">The retiring committee were thanked for the work over the previous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5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Logan</meta:initial-creator>
    <meta:creation-date>2010-03-21T15:47:42.34</meta:creation-date>
    <dc:date>2010-03-21T16:37:37.26</dc:date>
    <dc:creator>Tom Logan</dc:creator>
    <meta:editing-duration>PT00H00M22S</meta:editing-duration>
    <meta:editing-cycles>1</meta:editing-cycles>
    <meta:generator>OpenOffice.org/3.1$Win32 OpenOffice.org_project/310m11$Build-9399</meta:generator>
    <meta:document-statistic meta:table-count="0" meta:image-count="0" meta:object-count="0" meta:page-count="2" meta:paragraph-count="36" meta:word-count="456" meta:character-count="2835"/>
  </office:meta>
</office:document-meta>
</file>